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8B00000127E00000C54E92E31CEEE9FE04E.svg" manifest:media-type="image/svg+xml"/>
  <manifest:file-entry manifest:full-path="Pictures/10000201000000A20000006C065F78ACB647DF4A.png" manifest:media-type="image/png"/>
  <manifest:file-entry manifest:full-path="Pictures/20000D4500006E3E000052F84B49A3E8A6832590.svm" manifest:media-type=""/>
  <manifest:file-entry manifest:full-path="Pictures/200000CC00001FF800002C19FFAE0CEFFF3FB25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Hack2" svg:font-family="Hack" style:font-adornments="Normal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svg:stroke-width="0.06cm" svg:stroke-color="#0084d1" draw:marker-start-width="0.28cm" draw:marker-end="Rounded_20_short_20_Arrow" draw:marker-end-width="0.28cm" draw:textarea-horizontal-align="center" draw:textarea-vertical-align="middle" fo:padding-top="0.155cm" fo:padding-bottom="0.155cm" fo:padding-left="0.28cm" fo:padding-right="0.28cm"/>
    </style:style>
    <style:style style:name="gr5" style:family="graphic" style:parent-style-name="standard">
      <style:graphic-properties draw:stroke="none" draw:fill-color="#339966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draw:fill="solid" draw:fill-color="#339966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6cm" svg:stroke-color="#7e0021" draw:marker-start="Symmetric_20_Arrow" draw:marker-start-width="0.39cm" draw:marker-end="Symmetric_20_Arrow" draw:marker-end-width="0.39cm" draw:fill="none" draw:textarea-horizontal-align="center" draw:textarea-vertical-align="middle" fo:padding-top="0.155cm" fo:padding-bottom="0.155cm" fo:padding-left="0.28cm" fo:padding-right="0.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3.812cm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style:font-name="Hack2" fo:font-size="12pt" fo:font-style="normal" fo:font-weight="normal"/>
    </style:style>
    <style:style style:name="P2" style:family="paragraph">
      <loext:graphic-properties draw:fill="solid" draw:fill-color="#e6e6e6"/>
      <style:paragraph-properties fo:text-align="center"/>
      <style:text-properties style:font-name="Hack2" fo:font-size="12pt" fo:font-style="normal" fo:font-weight="normal"/>
    </style:style>
    <style:style style:name="P3" style:family="paragraph">
      <loext:graphic-properties draw:fill="solid" draw:fill-color="#b2b2b2"/>
      <style:paragraph-properties fo:text-align="center"/>
      <style:text-properties style:font-name="Hack2" fo:font-size="12pt" fo:font-style="normal" fo:font-weight="normal"/>
    </style:style>
    <style:style style:name="P4" style:family="paragraph">
      <style:paragraph-properties fo:text-align="center"/>
      <style:text-properties style:font-name="Hack2" fo:font-size="12pt" fo:font-style="normal" fo:font-weight="normal"/>
    </style:style>
    <style:style style:name="P5" style:family="paragraph">
      <style:paragraph-properties fo:text-align="center"/>
    </style:style>
    <style:style style:name="P6" style:family="paragraph">
      <loext:graphic-properties draw:fill-color="#339966"/>
      <style:paragraph-properties fo:text-align="center"/>
      <style:text-properties fo:color="#ffffff" style:font-name="Hack2" fo:font-size="12pt" fo:font-style="normal" fo:font-weight="normal" style:font-size-asian="12pt" style:font-style-asian="italic" style:font-weight-asian="bold" style:font-size-complex="12pt" style:font-style-complex="italic" style:font-weight-complex="bold"/>
    </style:style>
    <style:style style:name="P7" style:family="paragraph">
      <loext:graphic-properties draw:fill="solid" draw:fill-color="#339966"/>
      <style:paragraph-properties fo:text-align="center"/>
      <style:text-properties fo:color="#ffffff" style:font-name="Hack2" fo:font-size="12pt" fo:font-style="normal" fo:font-weight="normal" style:font-size-asian="12pt" style:font-weight-asian="bold" style:font-size-complex="12pt" style:font-weight-complex="bold"/>
    </style:style>
    <style:style style:name="P8" style:family="paragraph">
      <loext:graphic-properties draw:fill="solid" draw:fill-color="#c5000b"/>
      <style:paragraph-properties fo:text-align="center"/>
      <style:text-properties style:font-name="Hack2" fo:font-size="12pt" fo:font-style="normal" fo:font-weight="normal" style:font-size-asian="12pt" style:font-weight-asian="bold" style:font-size-complex="12pt" style:font-weight-complex="bold"/>
    </style:style>
    <style:style style:name="P9" style:family="paragraph">
      <loext:graphic-properties draw:fill="solid" draw:fill-color="#ffd320"/>
      <style:paragraph-properties fo:text-align="center"/>
      <style:text-properties style:font-name="Hack2" fo:font-size="12pt" fo:font-style="normal" fo:font-weight="normal" style:font-size-asian="12pt" style:font-weight-asian="bold" style:font-size-complex="12pt" style:font-weight-complex="bold"/>
    </style:style>
    <style:style style:name="P10" style:family="paragraph">
      <loext:graphic-properties draw:fill="solid" draw:fill-color="#0084d1"/>
      <style:paragraph-properties fo:text-align="center"/>
      <style:text-properties fo:color="#ffffff" style:font-name="Hack2" fo:font-size="12pt" fo:font-style="normal" fo:font-weight="normal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color="#7e0021" style:font-name="Hack2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color="#ffffff" style:font-name="Hack2" fo:font-size="12pt" fo:font-style="normal" fo:font-weight="normal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color="#ffffff" style:font-name="Hack2" fo:font-size="12pt" fo:font-style="normal" fo:font-weight="normal" style:font-size-asian="12pt" style:font-weight-asian="bold" style:font-size-complex="12pt" style:font-weight-complex="bold"/>
    </style:style>
    <style:style style:name="T3" style:family="text">
      <style:text-properties style:font-name="Hack2" fo:font-size="12pt" fo:font-style="normal" fo:font-weight="normal" style:font-size-asian="12pt" style:font-weight-asian="bold" style:font-size-complex="12pt" style:font-weight-complex="bold"/>
    </style:style>
    <style:style style:name="T4" style:family="text">
      <style:text-properties fo:color="#7e0021" style:font-name="Hack2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8cm" svg:height="2.49cm" svg:x="13.5cm" svg:y="4.9cm">
          <draw:image xlink:href="Pictures/200000CC00001FF800002C19FFAE0CEFFF3FB255.svm" xlink:type="simple" xlink:show="embed" xlink:actuate="onLoad">
            <text:p/>
          </draw:image>
        </draw:frame>
        <draw:frame draw:style-name="gr1" draw:text-style-name="P1" draw:layer="layout" svg:width="2.8cm" svg:height="2.12cm" svg:x="2.68cm" svg:y="5cm">
          <draw:image xlink:href="Pictures/20000D4500006E3E000052F84B49A3E8A6832590.svm" xlink:type="simple" xlink:show="embed" xlink:actuate="onLoad">
            <text:p/>
          </draw:image>
        </draw:frame>
        <draw:g>
          <draw:path draw:style-name="gr2" draw:text-style-name="P2" draw:layer="layout" svg:width="7.822cm" svg:height="4.753cm" svg:x="5.539cm" svg:y="8.097cm" svg:viewBox="0 0 7823 4754" svg:d="M6962 3286c958 1404-1346 1295-2060 1184-763 470-1720 313-2105-155-610 425-2474 486-2104-783-765-311-1144-1406 192-1875-450-920 1097-1426 1912-940 385-1093 2050-828 2443 67 957-470 2920 245 1722 938 1147 468 1147 1249 0 1564z">
            <text:p/>
          </draw:path>
          <draw:path draw:style-name="gr3" draw:text-style-name="P3" draw:layer="layout" svg:width="0.329cm" svg:height="0.43cm" svg:x="12.759cm" svg:y="11.557cm" svg:viewBox="0 0 330 431" svg:d="M151 0c92 150 148 283 179 405l-82 12-83 14c-26-110-80-232-165-371l76-30z">
            <text:p/>
          </draw:path>
          <draw:path draw:style-name="gr3" draw:text-style-name="P3" draw:layer="layout" svg:width="0.288cm" svg:height="0.423cm" svg:x="12.82cm" svg:y="12.118cm" svg:viewBox="0 0 289 424" svg:d="M289 0v26c0 81-14 151-39 216-29 68-66 129-116 182l-68-42-66-40c39-43 70-88 90-140s32-112 32-176v-20l82-3z">
            <text:p/>
          </draw:path>
          <draw:path draw:style-name="gr3" draw:text-style-name="P3" draw:layer="layout" svg:width="0.524cm" svg:height="0.308cm" svg:x="12.305cm" svg:y="12.549cm" svg:viewBox="0 0 525 309" svg:d="M525 103c-63 47-137 87-217 120s-165 62-255 86l-28-67-25-65c82-19 158-45 229-76 70-28 131-62 187-101l55 51z">
            <text:p/>
          </draw:path>
          <draw:path draw:style-name="gr3" draw:text-style-name="P3" draw:layer="layout" svg:width="0.524cm" svg:height="0.192cm" svg:x="11.664cm" svg:y="12.762cm" svg:viewBox="0 0 525 193" svg:d="M525 133c-165 32-338 50-513 60l-5-70-7-68c165-9 331-25 490-55l16 66z">
            <text:p/>
          </draw:path>
          <draw:path draw:style-name="gr3" draw:text-style-name="P3" draw:layer="layout" svg:width="0.514cm" svg:height="0.149cm" svg:x="10.988cm" svg:y="12.809cm" svg:viewBox="0 0 515 150" svg:d="M515 150h-102c-144 0-286-5-413-14l8-67 7-69c124 10 259 14 398 14 32 0 65 0 99-2l3 70z">
            <text:p/>
          </draw:path>
          <draw:path draw:style-name="gr3" draw:text-style-name="P3" draw:layer="layout" svg:width="0.497cm" svg:height="0.261cm" svg:x="10.339cm" svg:y="12.772cm" svg:viewBox="0 0 498 262" svg:d="M478 162c-62-5-116-12-165-19-77 43-155 84-231 119l-41-60-41-59c82-38 165-81 245-129l7-4c10-10 28-10 42-10 5 0 9 0 17 3 53 8 117 15 187 22l-8 68zM280 136c11 3 23 4 33 7 10-7 18-14 30-20l-49-54z">
            <text:p/>
          </draw:path>
          <draw:path draw:style-name="gr3" draw:text-style-name="P3" draw:layer="layout" svg:width="0.526cm" svg:height="0.254cm" svg:x="9.735cm" svg:y="12.973cm" svg:viewBox="0 0 527 255" svg:d="M527 123c-167 65-335 107-496 132l-16-67-15-67c150-24 303-61 457-121l36 62z">
            <text:p/>
          </draw:path>
          <draw:path draw:style-name="gr3" draw:text-style-name="P3" draw:layer="layout" svg:width="0.526cm" svg:height="0.175cm" svg:x="9.069cm" svg:y="13.074cm" svg:viewBox="0 0 527 176" svg:d="M527 172c-43 1-85 4-128 4-139 0-273-14-399-44l22-66 24-66c110 25 229 39 353 39 40 0 75-2 116-3l7 67z">
            <text:p/>
          </draw:path>
          <draw:path draw:style-name="gr3" draw:text-style-name="P3" draw:layer="layout" svg:width="0.5cm" svg:height="0.347cm" svg:x="8.466cm" svg:y="12.809cm" svg:viewBox="0 0 501 348" svg:d="M433 348c-164-58-311-146-433-255l63-47 63-46c103 96 233 170 375 222l-32 61z">
            <text:p/>
          </draw:path>
          <draw:path draw:style-name="gr3" draw:text-style-name="P3" draw:layer="layout" svg:width="0.526cm" svg:height="0.289cm" svg:x="7.947cm" svg:y="12.718cm" svg:viewBox="0 0 527 290" svg:d="M527 107c-66 43-139 79-224 109s-170 56-262 74l-21-67-20-66c82-17 160-38 233-64s134-57 190-93l51 53z">
            <text:p/>
          </draw:path>
          <draw:path draw:style-name="gr3" draw:text-style-name="P3" draw:layer="layout" svg:width="0.526cm" svg:height="0.149cm" svg:x="7.288cm" svg:y="12.898cm" svg:viewBox="0 0 527 150" svg:d="M527 136c-88 9-177 14-269 14-85 0-171-5-258-14l12-67 10-66c77 7 158 11 236 11 82 0 165-4 245-14l12 66z">
            <text:p/>
          </draw:path>
          <draw:path draw:style-name="gr3" draw:text-style-name="P3" draw:layer="layout" svg:width="0.529cm" svg:height="0.268cm" svg:x="6.621cm" svg:y="12.743cm" svg:viewBox="0 0 530 269" svg:d="M495 269c-174-29-344-81-495-150l41-59 41-60c137 62 290 108 448 136l-18 66z">
            <text:p/>
          </draw:path>
          <draw:path draw:style-name="gr3" draw:text-style-name="P3" draw:layer="layout" svg:width="0.456cm" svg:height="0.394cm" svg:x="6.115cm" svg:y="12.39cm" svg:viewBox="0 0 457 395" svg:d="M359 395c-143-89-269-196-359-326l73-33 73-36c78 114 185 206 311 283l-49 54z">
            <text:p/>
          </draw:path>
          <draw:path draw:style-name="gr3" draw:text-style-name="P3" draw:layer="layout" svg:width="0.247cm" svg:height="0.424cm" svg:x="5.947cm" svg:y="11.902cm" svg:viewBox="0 0 248 425" svg:d="M90 425c-58-120-90-259-90-411v-14h85l83 3v11c0 136 27 255 80 361l-80 27z">
            <text:p/>
          </draw:path>
          <draw:path draw:style-name="gr3" draw:text-style-name="P3" draw:layer="layout" svg:width="0.529cm" svg:height="0.348cm" svg:x="5.6cm" svg:y="11.457cm" svg:viewBox="0 0 530 349" svg:d="M360 295l77 7 8-14-83-10c-2 5-2 12-2 17zM525 310l-83-8h-5l-29 47c-150-59-289-147-408-256l63-47 63-46c103 96 224 173 355 226 3 1 5 1 5 3 0 13 24 13 32 25s12 22 12 34c0 3 0 4-3 8 0 6 0 9-2 14z">
            <text:p/>
          </draw:path>
          <draw:path draw:style-name="gr3" draw:text-style-name="P3" draw:layer="layout" svg:width="0.37cm" svg:height="0.427cm" svg:x="5.255cm" svg:y="11.009cm" svg:viewBox="0 0 371 428" svg:d="M235 428c-101-116-181-248-235-388l78-21 80-19c51 126 122 242 213 348l-68 39z">
            <text:p/>
          </draw:path>
          <draw:path draw:style-name="gr3" draw:text-style-name="P3" draw:layer="layout" svg:width="0.196cm" svg:height="0.431cm" svg:x="5.175cm" svg:y="10.478cm" svg:viewBox="0 0 197 432" svg:d="M36 432c-24-87-36-177-36-267 0-56 5-110 14-165l81 10 85 9c-8 47-13 97-13 146 0 82 11 161 30 241l-80 12z">
            <text:p/>
          </draw:path>
          <draw:path draw:style-name="gr3" draw:text-style-name="P3" draw:layer="layout" svg:width="0.366cm" svg:height="0.427cm" svg:x="5.223cm" svg:y="9.945cm" svg:viewBox="0 0 367 428" svg:d="M0 392c46-137 119-270 233-392l66 43 68 40c-100 110-166 223-204 345l-81-19z">
            <text:p/>
          </draw:path>
          <draw:path draw:style-name="gr3" draw:text-style-name="P3" draw:layer="layout" svg:width="0.497cm" svg:height="0.351cm" svg:x="5.569cm" svg:y="9.579cm" svg:viewBox="0 0 498 352" svg:d="M0 256c110-94 250-183 416-256l41 60 41 59c-151 69-277 147-376 233l-61-47z">
            <text:p/>
          </draw:path>
          <draw:path draw:style-name="gr3" draw:text-style-name="P3" draw:layer="layout" svg:width="0.261cm" svg:height="0.441cm" svg:x="6.057cm" svg:y="9.197cm" svg:viewBox="0 0 262 442" svg:d="M90 317l34 63 54-20-32-62c-19 5-37 12-56 19zM158 442l-34-62-22 7c-71-139-102-268-102-387h85 82c0 103 28 215 90 335 3 10 5 17 5 25 0 14-4 25-10 35s-17 18-31 26c-3 2-5 2-10 3-19 5-36 12-53 18z">
            <text:p/>
          </draw:path>
          <draw:path draw:style-name="gr3" draw:text-style-name="P3" draw:layer="layout" svg:width="0.375cm" svg:height="0.416cm" svg:x="6.074cm" svg:y="8.658cm" svg:viewBox="0 0 376 417" svg:d="M0 392c17-78 49-150 93-215s99-124 164-177l57 47 62 49c-55 44-101 94-135 146-37 54-63 113-76 175l-83-12z">
            <text:p/>
          </draw:path>
          <draw:path draw:style-name="gr3" draw:text-style-name="P3" draw:layer="layout" svg:width="0.524cm" svg:height="0.291cm" svg:x="6.467cm" svg:y="8.376cm" svg:viewBox="0 0 525 292" svg:d="M0 183c139-83 303-146 484-183l19 66 22 66c-158 33-304 88-426 160l-50-54z">
            <text:p/>
          </draw:path>
          <draw:path draw:style-name="gr3" draw:text-style-name="P3" draw:layer="layout" svg:width="0.529cm" svg:height="0.153cm" svg:x="7.123cm" svg:y="8.332cm" svg:viewBox="0 0 530 154" svg:d="M0 17c82-11 167-17 250-17 93 0 187 7 280 19l-15 68-14 67c-81-11-166-15-251-15-75 0-151 4-225 11l-11-67z">
            <text:p/>
          </draw:path>
          <draw:path draw:style-name="gr3" draw:text-style-name="P3" draw:layer="layout" svg:width="0.548cm" svg:height="0.331cm" svg:x="7.781cm" svg:y="8.382cm" svg:viewBox="0 0 549 332" svg:d="M46 0c165 37 325 97 469 180l-42 47 76 21c-2 4-2 7-5 8-2 6-5 10-5 16-51 123-17 18-33 24s-27 9-42 9-27-3-41-9c-3-1-3-1-7-4-127-73-268-126-416-159l22-67zM464 236l9-9-4-1-78-22c-3 2-3 8-3 11z">
            <text:p/>
          </draw:path>
          <draw:path draw:style-name="gr3" draw:text-style-name="P3" draw:layer="layout" svg:width="0.439cm" svg:height="0.398cm" svg:x="8.241cm" svg:y="8.111cm" svg:viewBox="0 0 440 399" svg:d="M0 337c41-68 90-131 150-187 56-56 119-106 188-150l50 55 52 53c-58 39-112 82-163 130-48 50-93 103-127 161l-77-31z">
            <text:p/>
          </draw:path>
          <draw:path draw:style-name="gr3" draw:text-style-name="P3" draw:layer="layout" svg:width="0.529cm" svg:height="0.258cm" svg:x="8.727cm" svg:y="7.889cm" svg:viewBox="0 0 530 259" svg:d="M0 140c155-74 326-119 503-140l12 66 15 70c-159 18-311 59-445 123l-41-60z">
            <text:p/>
          </draw:path>
          <draw:path draw:style-name="gr3" draw:text-style-name="P3" draw:layer="layout" svg:width="0.522cm" svg:height="0.189cm" svg:x="9.409cm" svg:y="7.875cm" svg:viewBox="0 0 523 190" svg:d="M0 0h49c160 0 320 19 474 60l-25 63-24 67c-137-36-282-54-425-54-13 0-29 0-44 3l-2-70z">
            <text:p/>
          </draw:path>
          <draw:path draw:style-name="gr3" draw:text-style-name="P3" draw:layer="layout" svg:width="0.509cm" svg:height="0.336cm" svg:x="10.029cm" svg:y="7.983cm" svg:viewBox="0 0 510 337" svg:d="M66 0c162 57 313 136 444 238l-56 50-58 49c-116-90-250-161-396-211l36-64z">
            <text:p/>
          </draw:path>
          <draw:path draw:style-name="gr3" draw:text-style-name="P3" draw:layer="layout" svg:width="0.37cm" svg:height="0.437cm" svg:x="10.532cm" svg:y="8.327cm" svg:viewBox="0 0 371 438" svg:d="M127 0c101 100 186 215 244 345l-40 11 40 57c-12 5-24 11-36 16s-27 9-41 9-29-3-42-9-24-13-33-24c-1-3-1-7-3-10-56-119-129-219-216-308l63-43zM294 368l37-12-1-4-39-60c-14 6-26 11-39 18z">
            <text:p/>
          </draw:path>
          <draw:path draw:style-name="gr3" draw:text-style-name="P3" draw:layer="layout" svg:width="0.524cm" svg:height="0.205cm" svg:x="10.988cm" svg:y="8.482cm" svg:viewBox="0 0 525 206" svg:d="M0 78c163-49 340-74 522-78l1 69 2 67c-163 4-321 26-469 70l-27-63z">
            <text:p/>
          </draw:path>
          <draw:path draw:style-name="gr3" draw:text-style-name="P3" draw:layer="layout" svg:width="0.526cm" svg:height="0.208cm" svg:x="11.671cm" svg:y="8.486cm" svg:viewBox="0 0 527 209" svg:d="M12 0c175 10 348 37 515 80l-26 63-23 66c-155-39-315-64-478-73l7-70z">
            <text:p/>
          </draw:path>
          <draw:path draw:style-name="gr3" draw:text-style-name="P3" draw:layer="layout" svg:width="0.522cm" svg:height="0.318cm" svg:x="12.302cm" svg:y="8.612cm" svg:viewBox="0 0 523 319" svg:d="M61 0c172 55 327 126 462 209l-52 56-49 54c-123-77-267-142-422-193l31-64z">
            <text:p/>
          </draw:path>
          <draw:path draw:style-name="gr3" draw:text-style-name="P3" draw:layer="layout" svg:width="0.404cm" svg:height="0.412cm" svg:x="12.837cm" svg:y="8.914cm" svg:viewBox="0 0 405 413" svg:d="M117 0c72 57 133 116 180 179 50 63 87 131 108 201l-79 15-83 18c-19-54-48-110-87-161-40-53-93-105-156-152l58-50z">
            <text:p/>
          </draw:path>
          <draw:path draw:style-name="gr3" draw:text-style-name="P3" draw:layer="layout" svg:width="0.336cm" svg:height="0.415cm" svg:x="12.931cm" svg:y="9.442cm" svg:viewBox="0 0 337 416" svg:d="M337 3c-2 68-19 140-55 209-32 66-85 136-155 204l-64-45-63-45c56-54 99-111 127-167 28-52 40-106 41-159l84 3z">
            <text:p/>
          </draw:path>
          <draw:path draw:style-name="gr3" draw:text-style-name="P3" draw:layer="layout" svg:width="0.461cm" svg:height="0.391cm" svg:x="12.954cm" svg:y="9.845cm" svg:viewBox="0 0 462 392" svg:d="M90 0c68 36 136 82 199 136 61 54 119 113 173 181l-71 38-70 37c-47-61-100-116-154-162s-111-85-167-115l46-58z">
            <text:p/>
          </draw:path>
          <draw:path draw:style-name="gr3" draw:text-style-name="P3" draw:layer="layout" svg:width="0.307cm" svg:height="0.43cm" svg:x="13.355cm" svg:y="10.288cm" svg:viewBox="0 0 308 431" svg:d="M150 0c78 127 136 269 158 413l-82 10-83 8c-21-128-73-254-143-369l73-30z">
            <text:p/>
          </draw:path>
          <draw:path draw:style-name="gr3" draw:text-style-name="P3" draw:layer="layout" svg:width="0.293cm" svg:height="0.427cm" svg:x="13.381cm" svg:y="10.845cm" svg:viewBox="0 0 294 428" svg:d="M294 3c-3 73-17 147-41 217-24 72-61 142-112 208l-71-39-70-37c41-53 73-111 93-169 21-60 31-121 33-183l83 3z">
            <text:p/>
          </draw:path>
          <draw:path draw:style-name="gr3" draw:text-style-name="P3" draw:layer="layout" svg:width="0.509cm" svg:height="0.329cm" svg:x="12.898cm" svg:y="11.294cm" svg:viewBox="0 0 510 330" svg:d="M510 96c-56 47-122 90-196 130s-158 73-253 104l-30-64-31-64c82-26 158-57 224-93 62-33 116-69 164-109l61 47z">
            <text:p/>
          </draw:path>
        </draw:g>
        <draw:line draw:style-name="gr4" draw:text-style-name="P4" draw:layer="layout" svg:x1="4.925cm" svg:y1="6.925cm" svg:x2="4.925cm" svg:y2="12.3cm">
          <text:p/>
        </draw:line>
        <draw:custom-shape draw:style-name="gr5" draw:text-style-name="P6" draw:layer="layout" svg:width="2.625cm" svg:height="0.75cm" svg:x="5.3cm" svg:y="5.925cm">
          <text:p text:style-name="P5"><text:span text:style-name="T1">émission</text:span></text:p>
          <draw:enhanced-geometry svg:viewBox="0 0 21600 21600" draw:text-areas="800 800 20800 20800" draw:type="round-rectangular-callout" draw:modifiers="-2533.43488194973 29883.3555259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2.625cm" svg:height="0.75cm" svg:x="10.8cm" svg:y="6.7cm">
          <text:p text:style-name="P5"><text:span text:style-name="T1">réception</text:span></text:p>
          <draw:enhanced-geometry svg:viewBox="0 0 21600 21600" draw:text-areas="800 800 20800 20800" draw:type="round-rectangular-callout" draw:modifiers="26181.5689261234 4285.48601864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4" draw:layer="layout" svg:x1="5.675cm" svg:y1="12.325cm" svg:x2="5.675cm" svg:y2="9.7cm">
          <text:p/>
        </draw:line>
        <draw:line draw:style-name="gr4" draw:text-style-name="P4" draw:layer="layout" svg:x1="14.05cm" svg:y1="12.3cm" svg:x2="14.025cm" svg:y2="6.925cm">
          <text:p/>
        </draw:line>
        <draw:custom-shape draw:style-name="gr6" draw:text-style-name="P7" draw:layer="layout" svg:width="3.072cm" svg:height="1.375cm" svg:x="1.478cm" svg:y="6.925cm">
          <text:p text:style-name="P5"><text:span text:style-name="T2">Application</text:span></text:p>
          <text:p text:style-name="P5"><text:span text:style-name="T2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072cm" svg:height="0.875cm" svg:x="1.478cm" svg:y="8.55cm">
          <text:p text:style-name="P5"><text:span text:style-name="T3">Host-to-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072cm" svg:height="0.875cm" svg:x="1.478cm" svg:y="9.675cm">
          <text:p text:style-name="P5"><text:span text:style-name="T3">Int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3.072cm" svg:height="1.375cm" svg:x="1.478cm" svg:y="10.826cm">
          <text:p text:style-name="P5"><text:span text:style-name="T2">Network</text:span></text:p>
          <text:p text:style-name="P5"><text:span text:style-name="T2">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3.072cm" svg:height="1.375cm" svg:x="5.978cm" svg:y="10.826cm">
          <text:p text:style-name="P5"><text:span text:style-name="T2">Network</text:span></text:p>
          <text:p text:style-name="P5"><text:span text:style-name="T2">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3.176cm" svg:y1="9.699cm" svg:x2="13.176cm" svg:y2="12.324cm">
          <text:p/>
        </draw:line>
        <draw:custom-shape draw:style-name="gr9" draw:text-style-name="P10" draw:layer="layout" svg:width="3.072cm" svg:height="1.375cm" svg:x="9.779cm" svg:y="10.826cm">
          <text:p text:style-name="P5"><text:span text:style-name="T2">Network</text:span></text:p>
          <text:p text:style-name="P5"><text:span text:style-name="T2">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072cm" svg:height="1.375cm" svg:x="14.378cm" svg:y="6.925cm">
          <text:p text:style-name="P5"><text:span text:style-name="T2">Application</text:span></text:p>
          <text:p text:style-name="P5"><text:span text:style-name="T2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072cm" svg:height="0.875cm" svg:x="14.378cm" svg:y="8.55cm">
          <text:p text:style-name="P5"><text:span text:style-name="T3">Host-to-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072cm" svg:height="0.875cm" svg:x="14.378cm" svg:y="9.675cm">
          <text:p text:style-name="P5"><text:span text:style-name="T3">Int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3.072cm" svg:height="1.375cm" svg:x="14.378cm" svg:y="10.826cm">
          <text:p text:style-name="P5"><text:span text:style-name="T2">Network</text:span></text:p>
          <text:p text:style-name="P5"><text:span text:style-name="T2">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1" draw:layer="layout" svg:width="7.697cm" svg:height="3.298cm" draw:transform="rotate (0.404916386462684) translate (5.301cm 8.701cm)" svg:viewBox="0 0 7698 3299" svg:d="M0 0c3808 0 7698 3299 7698 3299">
          <text:p/>
        </draw:path>
        <draw:frame draw:style-name="gr11" draw:text-style-name="P11" draw:layer="layout" svg:width="4.312cm" svg:height="1.243cm" svg:x="6.859cm" svg:y="6.926cm">
          <draw:text-box>
            <text:p><text:span text:style-name="T4">communication </text:span></text:p>
            <text:p><text:span text:style-name="T4">de bout en bout</text:span></text:p>
          </draw:text-box>
        </draw:frame>
        <draw:custom-shape draw:style-name="gr8" draw:text-style-name="P9" draw:layer="layout" svg:width="3.072cm" svg:height="0.875cm" svg:x="5.978cm" svg:y="9.675cm">
          <text:p text:style-name="P5"><text:span text:style-name="T3">Int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072cm" svg:height="0.875cm" svg:x="9.779cm" svg:y="9.675cm">
          <text:p text:style-name="P5"><text:span text:style-name="T3">Int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2cm" svg:height="1.33cm" svg:x="8.425cm" svg:y="9.345cm">
          <draw:image xlink:href="Pictures/100018B00000127E00000C54E92E31CEEE9FE04E.svg" xlink:type="simple" xlink:show="embed" xlink:actuate="onLoad">
            <text:p/>
          </draw:image>
          <draw:image xlink:href="Pictures/10000201000000A20000006C065F78ACB647DF4A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Hack2" svg:font-family="Hack" style:font-adornments="Normal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2-14T17:56:20.647838253</dc:date>
    <meta:editing-duration>PT13H2M14S</meta:editing-duration>
    <meta:editing-cycles>50</meta:editing-cycles>
    <meta:generator>LibreOffice/5.2.5.1$Linux_X86_64 LibreOffice_project/20m0$Build-1</meta:generator>
    <dc:creator>Philippe Latu</dc:creator>
    <meta:document-statistic meta:object-count="63"/>
  </office:meta>
</office:document-meta>
</file>